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2ec858" officeooo:paragraph-rsid="00023059"/>
    </style:style>
    <style:style style:name="P2" style:family="paragraph" style:parent-style-name="Text_20_body">
      <style:text-properties officeooo:paragraph-rsid="00023059"/>
    </style:style>
    <style:style style:name="P3" style:family="paragraph" style:parent-style-name="Standard">
      <style:paragraph-properties fo:text-align="start" style:justify-single-word="false"/>
      <style:text-properties fo:font-weight="normal" officeooo:rsid="002d1fed" officeooo:paragraph-rsid="00023059" style:font-weight-asian="normal" style:font-weight-complex="normal"/>
    </style:style>
    <style:style style:name="P4" style:family="paragraph" style:parent-style-name="Standard">
      <style:text-properties officeooo:rsid="00260ea7" officeooo:paragraph-rsid="00023059"/>
    </style:style>
    <style:style style:name="P5" style:family="paragraph" style:parent-style-name="Standard">
      <style:paragraph-properties fo:text-align="center" style:justify-single-word="false"/>
      <style:text-properties fo:font-weight="bold" officeooo:rsid="002d1fed" officeooo:paragraph-rsid="00023059" style:font-weight-asian="bold" style:font-weight-complex="bold"/>
    </style:style>
    <style:style style:name="P6" style:family="paragraph" style:parent-style-name="Preformatted_20_Text">
      <style:text-properties officeooo:paragraph-rsid="00023059"/>
    </style:style>
    <style:style style:name="P7" style:family="paragraph" style:parent-style-name="Preformatted_20_Text">
      <style:paragraph-properties fo:margin-top="0cm" fo:margin-bottom="0.499cm" loext:contextual-spacing="false"/>
      <style:text-properties officeooo:paragraph-rsid="00023059"/>
    </style:style>
    <style:style style:name="T1" style:family="text">
      <style:text-properties officeooo:rsid="002ec8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Adding a fragment to the database</text:p>
      <text:p text:style-name="P2"/>
      <text:p text:style-name="P2">The fragment database is separated into three parts (protein, non-protein and other). <text:span text:style-name="T1">It is simple to add a residue to the database, though there are two rules which must be followed:</text:span></text:p>
      <text:p text:style-name="P1">1) The name of the atomistic fragment library must be consistent throughout the fragment files. e.g. Phenylalanine folder would be PHE and it would contain PHE.pdb and PHE.top</text:p>
      <text:p text:style-name="P1">2) For modified protein residues and non protein residues the atom numbers must match the supplied itp file. This is because the ordered of the fragment atoms is done by the atom number. </text:p>
      <text:p text:style-name="P1"><text:s/></text:p>
      <text:p text:style-name="P2">Each fragment <text:span text:style-name="T1">within the fragment </text:span>file <text:span text:style-name="T1">is specified by the bead in square brackets e.g.</text:span></text:p>
      <text:p text:style-name="P6">[ bead_name ]</text:p>
      <text:p text:style-name="P6">atom 1</text:p>
      <text:p text:style-name="P6">atom 5</text:p>
      <text:p text:style-name="P6">atom 2</text:p>
      <text:p text:style-name="P6">...</text:p>
      <text:p text:style-name="P6">[ bead_name ]</text:p>
      <text:p text:style-name="P6">atom 8</text:p>
      <text:p text:style-name="P6">atom 9</text:p>
      <text:p text:style-name="P6">...</text:p>
      <text:p text:style-name="P7"/>
      <text:p text:style-name="P2">The protein section contains all the normal amino acids and post-translationally modified residues.</text:p>
      <text:p text:style-name="P2">The normal amino acids fragments do not contain any adjustable hydrogens (e.g. aspartate), these are incorporated by pdb2gmx.</text:p>
      <text:p text:style-name="P2">Whilst the modified protein and non protein fragments retain all their hydrogens.</text:p>
      <text:p text:style-name="P2">This is due to problematic adding of every residue to the gromacs hydrogen database.</text:p>
      <text:p text:style-name="P2">An example of a normal amino acid fragment files:</text:p>
      <text:p text:style-name="P6">Phenylalanine</text:p>
      <text:p text:style-name="P6"/>
      <text:p text:style-name="P6">[ BB ]</text:p>
      <text:p text:style-name="P6">ATOM <text:s text:c="5"/>1 <text:s/>N <text:s text:c="2"/>PHE <text:s text:c="4"/>1 <text:s text:c="5"/>42.030 <text:s/>16.760 <text:s/>10.920 <text:s/>2.00 <text:s/>0.00 <text:s text:c="10"/>N</text:p>
      <text:p text:style-name="P6">ATOM <text:s text:c="5"/>2 <text:s/>CA <text:s/>PHE <text:s text:c="4"/>1 <text:s text:c="5"/>42.770 <text:s/>17.920 <text:s/>11.410 <text:s/>3.00 <text:s/>1.00 <text:s text:c="10"/>C</text:p>
      <text:p text:style-name="P6">ATOM <text:s text:c="4"/>10 <text:s/>C <text:s text:c="2"/>PHE <text:s text:c="4"/>1 <text:s text:c="5"/>44.240 <text:s/>17.600 <text:s/>11.550 <text:s/>2.00 <text:s/>0.00 <text:s text:c="10"/>C</text:p>
      <text:p text:style-name="P6">ATOM <text:s text:c="4"/>11 <text:s/>O <text:s text:c="2"/>PHE <text:s text:c="4"/>1 <text:s text:c="5"/>44.640 <text:s/>16.530 <text:s/>12.080 <text:s/>6.00 <text:s/>0.00 <text:s text:c="10"/>O</text:p>
      <text:p text:style-name="P6">[ SC1 ]</text:p>
      <text:p text:style-name="P6">ATOM <text:s text:c="5"/>3 <text:s/>CB <text:s/>PHE <text:s text:c="4"/>1 <text:s text:c="5"/>42.220 <text:s/>18.360 <text:s/>12.800 <text:s/>1.00 <text:s/>1.00 <text:s text:c="10"/>C</text:p>
      <text:p text:style-name="P6">ATOM <text:s text:c="5"/>4 <text:s/>CG <text:s/>PHE <text:s text:c="4"/>1 <text:s text:c="5"/>40.730 <text:s/>18.730 <text:s/>12.860 <text:s/>3.00 <text:s/>2.00 <text:s text:c="10"/>C</text:p>
      <text:p text:style-name="P6">ATOM <text:s text:c="5"/>5 <text:s/>CD1 PHE <text:s text:c="4"/>1 <text:s text:c="5"/>39.780 <text:s/>17.730 <text:s/>13.110 <text:s/>1.00 <text:s/>4.00 <text:s text:c="10"/>C</text:p>
      <text:p text:style-name="P6">[ SC2 ]</text:p>
      <text:p text:style-name="P6">ATOM <text:s text:c="5"/>8 <text:s/>CD2 PHE <text:s text:c="4"/>1 <text:s text:c="5"/>40.300 <text:s/>20.030 <text:s/>12.600 <text:s/>1.00 <text:s/>2.00 <text:s text:c="10"/>C</text:p>
      <text:p text:style-name="P6">ATOM <text:s text:c="5"/>9 <text:s/>CE2 PHE <text:s text:c="4"/>1 <text:s text:c="5"/>38.940 <text:s/>20.340 <text:s/>12.590 <text:s/>1.00 <text:s/>3.00 <text:s text:c="10"/>C</text:p>
      <text:p text:style-name="P6">[ SC3 ]</text:p>
      <text:p text:style-name="P6">ATOM <text:s text:c="5"/>6 <text:s/>CE1 PHE <text:s text:c="4"/>1 <text:s text:c="5"/>38.420 <text:s/>18.030 <text:s/>13.090 <text:s/>1.00 <text:s/>4.00 <text:s text:c="10"/>C</text:p>
      <text:p text:style-name="P7">ATOM <text:s text:c="5"/>7 <text:s/>CZ <text:s/>PHE <text:s text:c="4"/>1 <text:s text:c="5"/>38.000 <text:s/>19.330 <text:s/>12.830 <text:s/>1.00 <text:s/>3.00 <text:s text:c="10"/>C</text:p>
      <text:p text:style-name="P2">The optional topology file contains the information about grouping and connectivity</text:p>
      <text:p text:style-name="P6">[ CONNECT ]</text:p>
      <text:p text:style-name="P6"># bead_1 atom_1 bead_2 direction</text:p>
      <text:p text:style-name="P6"><text:soft-page-break/><text:s text:c="3"/>BB <text:s text:c="5"/>N <text:s text:c="5"/>BB <text:s text:c="6"/>-1</text:p>
      <text:p text:style-name="P6"><text:s text:c="3"/>BB <text:s text:c="5"/>C <text:s text:c="5"/>BB <text:s text:c="7"/>1</text:p>
      <text:p text:style-name="P6"/>
      <text:p text:style-name="P6">[ GROUPS ]</text:p>
      <text:p text:style-name="P6">SC1 SC2 SC3</text:p>
      <text:p text:style-name="P6"/>
      <text:p text:style-name="P6">[ CHIRAL ]</text:p>
      <text:p text:style-name="P6"># column must be in the order:</text:p>
      <text:p text:style-name="P6"># central atom, atom to move, atom_1, atom_2, atom_3</text:p>
      <text:p text:style-name="P6"># eg: CA HA CB N C</text:p>
      <text:p text:style-name="P6">CA HA CB N C</text:p>
      <text:p text:style-name="P7"/>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9T10:18:13.646310470</meta:creation-date>
    <dc:date>2020-09-09T10:18:37.598772100</dc:date>
    <meta:editing-duration>PT24S</meta:editing-duration>
    <meta:editing-cycles>1</meta:editing-cycles>
    <meta:document-statistic meta:table-count="0" meta:image-count="0" meta:object-count="0" meta:page-count="2" meta:paragraph-count="48" meta:word-count="395" meta:character-count="2391" meta:non-whitespace-character-count="1675"/>
    <meta:generator>LibreOffice/6.0.7.3$Linux_X86_64 LibreOffice_project/00m0$Build-3</meta:generator>
  </office:meta>
</office:document-meta>
</file>